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image/png" manifest:full-path="Thumbnails/thumbnail.png" manifest:version="1.2"/>
  <manifest:file-entry manifest:media-type="application/rdf+xml" manifest:full-path="manifest.rdf" manifest:version="1.2"/>
  <manifest:file-entry manifest:media-type="application/xml" manifest:full-path="Configurations2/accelerator/current.xml" manifest:version="1.2"/>
  <manifest:file-entry manifest:media-type="application/xml" manifest:full-path="styles.xml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style:font-weight-asian="bold" style:font-weight-complex="bold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A1" style:family="table-cell">
      <style:table-cell-properties fo:border="none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A1" style:family="table-cell">
      <style:table-cell-properties fo:border="none"/>
    </style:style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A1" style:family="table-cell">
      <style:table-cell-properties fo:border="none"/>
    </style:style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A1" style:family="table-cell">
      <style:table-cell-properties fo:border="none"/>
    </style:style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A1" style:family="table-cell">
      <style:table-cell-properties fo:border="none"/>
    </style:style>
  </office:automatic-styles>
  <office:body>
    <office:text>
      <text:h text:style-name="Heading_20_1" text:outline-level="1">日本語 / Japanese</text:h>
      <text:h text:style-name="Heading_20_2" text:outline-level="2">Algebra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<text:span text:style-name="T1">English</text:span></text:p>
          </table:table-cell>
          <table:table-cell table:style-name="Table1.A1" office:value-type="string">
            <text:p text:style-name="Table_20_Contents"><text:span text:style-name="T2">日本語</text:span></text:p>
          </table:table-cell>
        </table:table-row>
        <table:table-row>
          <table:table-cell table:style-name="Table1.A1" office:value-type="string">
            <text:p text:style-name="Table_20_Contents">﻿Algebra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Algebraic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Field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Group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Ring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Subgroup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Transcendental</text:p>
          </table:table-cell>
          <table:table-cell table:style-name="Table1.A1" office:value-type="string">
            <text:p text:style-name="Table_20_Contents">Untranslated</text:p>
          </table:table-cell>
        </table:table-row>
      </table:table>
      <text:h text:style-name="Heading_20_2" text:outline-level="2">Calculus / Analysis</text:h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Table_20_Contents"><text:span text:style-name="T3">English</text:span></text:p>
          </table:table-cell>
          <table:table-cell table:style-name="Table2.A1" office:value-type="string">
            <text:p text:style-name="Table_20_Contents"><text:span text:style-name="T4">日本語</text:span></text:p>
          </table:table-cell>
        </table:table-row>
        <table:table-row>
          <table:table-cell table:style-name="Table2.A1" office:value-type="string">
            <text:p text:style-name="Table_20_Contents">Analysis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alculus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hain Rul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ompac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ontinuous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onverg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onvergen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url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erivativ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fferentiabl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fferential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fferentiat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scontinuity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verg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vergenc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vergen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Gradien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Integrabl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Integral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Integrat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Normal (vector)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Plan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Sequenc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Series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Surfac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Tangen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Uniform (convergence)</text:p>
          </table:table-cell>
          <table:table-cell table:style-name="Table2.A1" office:value-type="string">
            <text:p text:style-name="Table_20_Contents">Untranslated</text:p>
          </table:table-cell>
        </table:table-row>
      </table:table>
      <text:h text:style-name="Heading_20_2" text:outline-level="2">General</text:h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Table_20_Contents"><text:span text:style-name="T5">English</text:span></text:p>
          </table:table-cell>
          <table:table-cell table:style-name="Table3.A1" office:value-type="string">
            <text:p text:style-name="Table_20_Contents"><text:span text:style-name="T6">日本語</text:span></text:p>
          </table:table-cell>
        </table:table-row>
        <table:table-row>
          <table:table-cell table:style-name="Table3.A1" office:value-type="string">
            <text:p text:style-name="Table_20_Contents">Absolute Valu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dd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mplitud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pproxim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rbitrar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rea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rithmet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ssocia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ssump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verag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xio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Bijec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Binomial (coefficient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Bound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losed (set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effici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lum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muta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plem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plex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posite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posi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ndi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ndition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nstant (noun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ntradic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rollar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ur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amped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cim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creasing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fini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gree (polynomial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nomina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nsi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pend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imens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iscret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istribu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ivid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omai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qu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qu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quivalence Rel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quival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rr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ven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xpon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xponenti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xtrapol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ac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actori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init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ormula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rac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requenc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unc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Glob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Graph (function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Graph (network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Harmon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Homogeneous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denti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mag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maginary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mpl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creasing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depend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duc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equali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finit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jec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ner Produc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teg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terpol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tersection (sets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terv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vers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vertibl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terat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emma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ength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imi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inea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oc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ogarith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og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atrix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ea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easur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edia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od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odulus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onoton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ultipl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utually Exclus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atural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ecessar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ega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th Roo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umera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umeric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dd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ne-to-on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nto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pen (set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per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pera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rd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scill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aramet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arametr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arti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artition (noun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eriod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lan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intwis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la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l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lynomi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si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w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ime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duc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jectil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of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per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posi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Quoti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ando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ang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ational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al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ciproc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curs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flex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maind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oo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ow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cala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e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ign (+/-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imultaneous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olu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pac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pheric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quare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quare Roo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bse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bspac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bstitu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btrac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ffici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rjec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ymmetr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Theore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Transform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Transi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Un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Valu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Vec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Veloci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Volume (3D area)</text:p>
          </table:table-cell>
          <table:table-cell table:style-name="Table3.A1" office:value-type="string">
            <text:p text:style-name="Table_20_Contents">Untranslated</text:p>
          </table:table-cell>
        </table:table-row>
      </table:table>
      <text:h text:style-name="Heading_20_2" text:outline-level="2">Geometry</text:h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Table_20_Contents"><text:span text:style-name="T7">English</text:span></text:p>
          </table:table-cell>
          <table:table-cell table:style-name="Table4.A1" office:value-type="string">
            <text:p text:style-name="Table_20_Contents"><text:span text:style-name="T8">日本語</text:span></text:p>
          </table:table-cell>
        </table:table-row>
        <table:table-row>
          <table:table-cell table:style-name="Table4.A1" office:value-type="string">
            <text:p text:style-name="Table_20_Contents">Acute 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Adjacent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Arc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Area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Axis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Circumferenc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Co-ordinat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Degree (angle)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Diameter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Ellips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Equilateral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Geometry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Hyperbola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Hypotenus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Intersect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Intersection (curves)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Isosceles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Length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Measur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Metric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Obtuse 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Orthogonal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arabola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arallel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arallelogram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erimeter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erpendicular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lan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Quadrilateral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adius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ect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eflection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eflex 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ight 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otat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otation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Secant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Similar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Surfac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angent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ransformation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ranslat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ranslation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rigonometry</text:p>
          </table:table-cell>
          <table:table-cell table:style-name="Table4.A1" office:value-type="string">
            <text:p text:style-name="Table_20_Contents">Untranslated</text:p>
          </table:table-cell>
        </table:table-row>
      </table:table>
      <text:h text:style-name="Heading_20_2" text:outline-level="2">Prob / Stats</text:h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Table_20_Contents"><text:span text:style-name="T9">English</text:span></text:p>
          </table:table-cell>
          <table:table-cell table:style-name="Table5.A1" office:value-type="string">
            <text:p text:style-name="Table_20_Contents"><text:span text:style-name="T10">日本語</text:span></text:p>
          </table:table-cell>
        </table:table-row>
        <table:table-row>
          <table:table-cell table:style-name="Table5.A1" office:value-type="string">
            <text:p text:style-name="Table_20_Contents">Binomial (distribution)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Conditional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Correlatio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Covariance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Distributio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Expectatio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Mea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Normal (distribution)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Permutatio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Probability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Random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Random Variable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Sample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Statistics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Uniform (distribution)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Variable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Variance</text:p>
          </table:table-cell>
          <table:table-cell table:style-name="Table5.A1" office:value-type="string">
            <text:p text:style-name="Table_20_Contents">Untranslated</text:p>
          </table:table-cell>
        </table:table-row>
      </table:table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</office:meta>
</office:document-meta>
</file>